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16.0">
            <text:p>81216.0</text:p>
          </table:table-cell>
          <table:table-cell office:value-type="float" office:value="74.281">
            <text:p>74.281</text:p>
          </table:table-cell>
          <table:table-cell office:value-type="float" office:value="-20.138">
            <text:p>-20.138</text:p>
          </table:table-cell>
          <table:table-cell office:value-type="float" office:value="5500.0">
            <text:p>5500.0</text:p>
          </table:table-cell>
          <table:table-cell office:value-type="float" office:value="200.0">
            <text:p>2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82">
            <text:p>2.8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06.0">
            <text:p>81206.0</text:p>
          </table:table-cell>
          <table:table-cell office:value-type="float" office:value="74.234">
            <text:p>74.234</text:p>
          </table:table-cell>
          <table:table-cell office:value-type="float" office:value="-20.337">
            <text:p>-20.337</text:p>
          </table:table-cell>
          <table:table-cell office:value-type="float" office:value="1000.0">
            <text:p>1000.0</text:p>
          </table:table-cell>
          <table:table-cell office:value-type="float" office:value="50.0">
            <text:p>50.0</text:p>
          </table:table-cell>
          <table:table-cell office:value-type="string" office:value="Gravel">
            <text:p>Grav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24">
            <text:p>21.2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05.0">
            <text:p>81205.0</text:p>
          </table:table-cell>
          <table:table-cell office:value-type="float" office:value="74.235">
            <text:p>74.235</text:p>
          </table:table-cell>
          <table:table-cell office:value-type="float" office:value="-20.336">
            <text:p>-20.336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Gravel">
            <text:p>Grav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8">
            <text:p>14.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AAR-1217">
            <text:p>AAR-1217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7140.0">
            <text:p>7140.0</text:p>
          </table:table-cell>
          <table:table-cell office:value-type="float" office:value="140.0">
            <text:p>140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04.0">
            <text:p>81204.0</text:p>
          </table:table-cell>
          <table:table-cell office:value-type="float" office:value="74.236">
            <text:p>74.236</text:p>
          </table:table-cell>
          <table:table-cell office:value-type="float" office:value="-20.336">
            <text:p>-20.336</text:p>
          </table:table-cell>
          <table:table-cell office:value-type="float" office:value="7500.0">
            <text:p>7500.0</text:p>
          </table:table-cell>
          <table:table-cell office:value-type="float" office:value="300.0">
            <text:p>3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0.17">
            <text:p>10.1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03.0">
            <text:p>81203.0</text:p>
          </table:table-cell>
          <table:table-cell office:value-type="float" office:value="74.236">
            <text:p>74.236</text:p>
          </table:table-cell>
          <table:table-cell office:value-type="float" office:value="-20.336">
            <text:p>-20.336</text:p>
          </table:table-cell>
          <table:table-cell office:value-type="float" office:value="7600.0">
            <text:p>7600.0</text:p>
          </table:table-cell>
          <table:table-cell office:value-type="float" office:value="200.0">
            <text:p>20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04">
            <text:p>8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81202.0">
            <text:p>81202.0</text:p>
          </table:table-cell>
          <table:table-cell office:value-type="float" office:value="74.237">
            <text:p>74.237</text:p>
          </table:table-cell>
          <table:table-cell office:value-type="float" office:value="-20.336">
            <text:p>-20.336</text:p>
          </table:table-cell>
          <table:table-cell office:value-type="float" office:value="6600.0">
            <text:p>66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56">
            <text:p>5.5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51002.0">
            <text:p>51002.0</text:p>
          </table:table-cell>
          <table:table-cell office:value-type="float" office:value="74.54">
            <text:p>74.54</text:p>
          </table:table-cell>
          <table:table-cell office:value-type="float" office:value="-18.835">
            <text:p>-18.835</text:p>
          </table:table-cell>
          <table:table-cell office:value-type="float" office:value="4200.0">
            <text:p>42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28">
            <text:p>2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-6579">
            <text:p>K-6579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9495.0">
            <text:p>9495.0</text:p>
          </table:table-cell>
          <table:table-cell office:value-type="float" office:value="105.0">
            <text:p>105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AAR-3102">
            <text:p>AAR-3102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255.0">
            <text:p>6255.0</text:p>
          </table:table-cell>
          <table:table-cell office:value-type="float" office:value="60.0">
            <text:p>6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AAR-4689">
            <text:p>AAR-4689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20.0">
            <text:p>620.0</text:p>
          </table:table-cell>
          <table:table-cell office:value-type="float" office:value="35.0">
            <text:p>35.0</text:p>
          </table:table-cell>
          <table:table-cell office:value-type="string" office:value="Seal bone, Phoca hispida hispida">
            <text:p>Seal bone, Phoca hispida hispid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IA36014">
            <text:p>KIA36014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05.0">
            <text:p>205.0</text:p>
          </table:table-cell>
          <table:table-cell office:value-type="float" office:value="25.0">
            <text:p>25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IA36016">
            <text:p>KIA36016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260.0">
            <text:p>2260.0</text:p>
          </table:table-cell>
          <table:table-cell office:value-type="float" office:value="30.0">
            <text:p>30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IA37739">
            <text:p>KIA37739</text:p>
          </table:table-cell>
          <table:table-cell office:value-type="float" office:value="74.097">
            <text:p>74.097</text:p>
          </table:table-cell>
          <table:table-cell office:value-type="float" office:value="-21.267">
            <text:p>-21.267</text:p>
          </table:table-cell>
          <table:table-cell office:value-type="float" office:value="645.0">
            <text:p>645.0</text:p>
          </table:table-cell>
          <table:table-cell office:value-type="float" office:value="25.0">
            <text:p>25.0</text:p>
          </table:table-cell>
          <table:table-cell office:value-type="string" office:value="Small twig">
            <text:p>Small 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8">
            <text:p>-0.2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IA37740">
            <text:p>KIA37740</text:p>
          </table:table-cell>
          <table:table-cell office:value-type="float" office:value="74.097">
            <text:p>74.097</text:p>
          </table:table-cell>
          <table:table-cell office:value-type="float" office:value="-21.267">
            <text:p>-21.267</text:p>
          </table:table-cell>
          <table:table-cell office:value-type="float" office:value="285.0">
            <text:p>285.0</text:p>
          </table:table-cell>
          <table:table-cell office:value-type="float" office:value="25.0">
            <text:p>25.0</text:p>
          </table:table-cell>
          <table:table-cell office:value-type="string" office:value="Small twig">
            <text:p>Small 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IA37967">
            <text:p>KIA37967</text:p>
          </table:table-cell>
          <table:table-cell office:value-type="float" office:value="74.151">
            <text:p>74.151</text:p>
          </table:table-cell>
          <table:table-cell office:value-type="float" office:value="-20.425">
            <text:p>-20.425</text:p>
          </table:table-cell>
          <table:table-cell office:value-type="float" office:value="290.0">
            <text:p>290.0</text:p>
          </table:table-cell>
          <table:table-cell office:value-type="float" office:value="25.0">
            <text:p>25.0</text:p>
          </table:table-cell>
          <table:table-cell office:value-type="string" office:value="Straw">
            <text:p>Stra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I-9139">
            <text:p>I-9139</text:p>
          </table:table-cell>
          <table:table-cell office:value-type="float" office:value="74.1">
            <text:p>74.1</text:p>
          </table:table-cell>
          <table:table-cell office:value-type="float" office:value="-21.267">
            <text:p>-21.267</text:p>
          </table:table-cell>
          <table:table-cell office:value-type="float" office:value="9662.0">
            <text:p>9662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8.5">
            <text:p>38.5</text:p>
          </table:table-cell>
          <table:table-cell office:value-type="float" office:value="7.7">
            <text:p>7.7</text:p>
          </table:table-cell>
          <table:table-cell office:value-type="float" office:value="7.7">
            <text:p>7.7</text:p>
          </table:table-cell>
          <table:table-cell office:value-type="string" office:value="Weidick1977,Hjort1979">
            <text:p>Weidick1977,Hjort1979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-6580">
            <text:p>K-6580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8705.0">
            <text:p>8705.0</text:p>
          </table:table-cell>
          <table:table-cell office:value-type="float" office:value="91.0">
            <text:p>91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I-9133">
            <text:p>I-9133</text:p>
          </table:table-cell>
          <table:table-cell office:value-type="float" office:value="74.4">
            <text:p>74.4</text:p>
          </table:table-cell>
          <table:table-cell office:value-type="float" office:value="-20.25">
            <text:p>-20.25</text:p>
          </table:table-cell>
          <table:table-cell office:value-type="float" office:value="9242.0">
            <text:p>9242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6.2">
            <text:p>6.2</text:p>
          </table:table-cell>
          <table:table-cell office:value-type="float" office:value="6.2">
            <text:p>6.2</text:p>
          </table:table-cell>
          <table:table-cell office:value-type="string" office:value="Weidick1977,Hjort1979,ChristiansenEtal2002">
            <text:p>Weidick1977,Hjort1979,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K-6032">
            <text:p>K-6032</text:p>
          </table:table-cell>
          <table:table-cell office:value-type="float" office:value="74.5">
            <text:p>74.5</text:p>
          </table:table-cell>
          <table:table-cell office:value-type="float" office:value="-20.5">
            <text:p>-20.5</text:p>
          </table:table-cell>
          <table:table-cell office:value-type="float" office:value="6475.0">
            <text:p>6475.0</text:p>
          </table:table-cell>
          <table:table-cell office:value-type="float" office:value="105.0">
            <text:p>105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ChristiansenEtal2002">
            <text:p>ChristiansenEtal200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LuS-8777">
            <text:p>LuS-8777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9655.0">
            <text:p>9655.0</text:p>
          </table:table-cell>
          <table:table-cell office:value-type="float" office:value="100.0">
            <text:p>100.0</text:p>
          </table:table-cell>
          <table:table-cell office:value-type="string" office:value="Polytrichum s.l. Sp.">
            <text:p>Polytrichum s.l. Sp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LuS-8776">
            <text:p>LuS-8776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8995.0">
            <text:p>8995.0</text:p>
          </table:table-cell>
          <table:table-cell office:value-type="float" office:value="75.0">
            <text:p>75.0</text:p>
          </table:table-cell>
          <table:table-cell office:value-type="string" office:value="Carex, Potentilla, Ranunculus, Juncus, moss">
            <text:p>Carex, Potentilla, Ranunculus, Juncus,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LuS-8775">
            <text:p>LuS-8775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Carex, Potentilla, moss">
            <text:p>Carex, Potentilla, mos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LuS-8774">
            <text:p>LuS-8774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5320.0">
            <text:p>5320.0</text:p>
          </table:table-cell>
          <table:table-cell office:value-type="float" office:value="50.0">
            <text:p>50.0</text:p>
          </table:table-cell>
          <table:table-cell office:value-type="string" office:value="Dryas, Salix">
            <text:p>Dryas, 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LuS-8773">
            <text:p>LuS-8773</text:p>
          </table:table-cell>
          <table:table-cell office:value-type="float" office:value="74.548">
            <text:p>74.548</text:p>
          </table:table-cell>
          <table:table-cell office:value-type="float" office:value="-18.86">
            <text:p>-18.86</text:p>
          </table:table-cell>
          <table:table-cell office:value-type="float" office:value="2940.0">
            <text:p>2940.0</text:p>
          </table:table-cell>
          <table:table-cell office:value-type="float" office:value="50.0">
            <text:p>50.0</text:p>
          </table:table-cell>
          <table:table-cell office:value-type="string" office:value="Dryas, Salix">
            <text:p>Dryas, 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BennikeWagner2012">
            <text:p>BennikeWagner2012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radiocarbon">
            <text:p>radiocarbon</text:p>
          </table:table-cell>
          <table:table-cell office:value-type="string" office:value="I-9132">
            <text:p>I-9132</text:p>
          </table:table-cell>
          <table:table-cell office:value-type="float" office:value="74.317">
            <text:p>74.317</text:p>
          </table:table-cell>
          <table:table-cell office:value-type="float" office:value="-22.05">
            <text:p>-22.05</text:p>
          </table:table-cell>
          <table:table-cell office:value-type="float" office:value="8527.0">
            <text:p>8527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Young_Sound">
            <text:p>Young_Sound</text:p>
          </table:table-cell>
          <table:table-cell office:value-type="string" office:value="OSL">
            <text:p>OSL</text:p>
          </table:table-cell>
          <table:table-cell office:value-type="string" office:value="21214.0">
            <text:p>21214.0</text:p>
          </table:table-cell>
          <table:table-cell office:value-type="float" office:value="74.281">
            <text:p>74.281</text:p>
          </table:table-cell>
          <table:table-cell office:value-type="float" office:value="-20.137">
            <text:p>-20.137</text:p>
          </table:table-cell>
          <table:table-cell office:value-type="float" office:value="4300.0">
            <text:p>4300.0</text:p>
          </table:table-cell>
          <table:table-cell office:value-type="float" office:value="150.0">
            <text:p>150.0</text:p>
          </table:table-cell>
          <table:table-cell office:value-type="string" office:value="Sand">
            <text:p>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96">
            <text:p>1.9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edersenEtal2011">
            <text:p>Pedersen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